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7a0cb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ce5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style-name="ce6" office:value-type="string" calcext:value-type="string" table:number-columns-spanned="5" table:number-rows-spanned="1">
            <text:p>ENVIOS DE PUBLICIDAD A WHATSAPP</text:p>
          </table:table-cell>
          <table:covered-table-cell/>
          <table:covered-table-cell table:style-name="ce5"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sub tot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+[.D4]*[.C4]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+[.F4]*[.E4]" office:value-type="float" office:value="500" calcext:value-type="float">
            <text:p>500</text:p>
          </table:table-cell>
          <table:table-cell table:number-columns-repeated="2"/>
          <table:table-cell table:style-name="ce7" office:value-type="string" calcext:value-type="string">
            <text:p>Huancayo</text:p>
          </table:table-cell>
          <table:table-cell table:style-name="ce7" office:value-type="string" calcext:value-type="string">
            <text:p>Tambo</text:p>
          </table:table-cell>
          <table:table-cell table:style-name="ce7" office:value-type="string" calcext:value-type="string">
            <text:p>Chil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[.C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oblació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D6]*[.C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dultos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D7]*[.C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ovenes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8]*[.C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vios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uscritos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+[.D10]*[.C10]" office:value-type="float" office:value="50" calcext:value-type="float">
            <text:p>50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1]*[.C11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D12]*[.C12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D13]*[.C13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14]*[.C14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+[.D16]*[.C16]" office:value-type="float" office:value="200" calcext:value-type="float">
            <text:p>20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7]*[.C17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+[.D18]*[.C18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+[.D19]*[.C19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20]*[.C20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59:26.737441198</meta:creation-date>
    <dc:date>2019-07-08T10:53:37.541687715</dc:date>
    <meta:editing-duration>PT1H33M47S</meta:editing-duration>
    <meta:editing-cycles>8</meta:editing-cycles>
    <meta:generator>LibreOffice/6.0.7.3$Linux_X86_64 LibreOffice_project/00m0$Build-3</meta:generator>
    <meta:document-statistic meta:table-count="1" meta:cell-count="67" meta:object-count="0"/>
  </office:meta>
</office:document-meta>
</file>